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6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float" office:value="208" calcext:value-type="float">
            <text:p>208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 table:number-rows-repeated="129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4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696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228:Feuille1.C2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9:20:11.75143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16T20:56:10.573896700</dc:date>
    <meta:editing-cycles>55</meta:editing-cycles>
    <meta:editing-duration>P3DT23H41M29S</meta:editing-duration>
    <meta:generator>LibreOffice/25.2.5.2$Windows_X86_64 LibreOffice_project/03d19516eb2e1dd5d4ccd751a0d6f35f35e08022</meta:generator>
    <meta:document-statistic meta:table-count="1" meta:cell-count="2971" meta:object-count="0"/>
  </office:meta>
</office:document-meta>
</file>